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Il</text:p>
          </table:table-cell>
          <table:table-cell table:formula="of:=0.4*[.B3]"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formula="of:=([.B5]/[.B2]/[.B9])*(1-[.B5]/[.B4])" office:value-type="float" office:value="0.00000374" calcext:value-type="float">
            <text:p>0,00000374</text:p>
          </table:table-cell>
          <table:table-cell office:value-type="string" calcext:value-type="string">
            <text:p>H</text:p>
          </table:table-cell>
          <table:table-cell table:formula="of:=[.B10]*1000000" office:value-type="float" office:value="3.74" calcext:value-type="float">
            <text:p>3,74</text:p>
          </table:table-cell>
          <table:table-cell office:value-type="string" calcext:value-type="string">
            <text:p>uH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sel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uH</text:p>
          </table:table-cell>
          <table:table-cell table:formula="of:=[.B14]/1000000" office:value-type="float" office:value="0.0000047" calcext:value-type="float">
            <text:p>0,0000047</text:p>
          </table:table-cell>
          <table:table-cell/>
        </table:table-row>
        <table:table-row table:style-name="ro1">
          <table:table-cell office:value-type="string" calcext:value-type="string">
            <text:p>dIreal</text:p>
          </table:table-cell>
          <table:table-cell table:formula="of:=[.B5]/[.B2]/[.D14]*(1-[.B5]/[.B4])" office:value-type="float" office:value="0.190978723404255" calcext:value-type="float">
            <text:p>0,19097872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rms</text:p>
          </table:table-cell>
          <table:table-cell table:formula="of:=[.B3]*[.B5]/[.B4]*SQRT([.B4]/[.B5]-1)" office:value-type="float" office:value="0.284225262775848" calcext:value-type="float">
            <text:p>0,284225262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table:formula="of:=[.B19]/1000000" office:value-type="float" office:value="0.00001" calcext:value-type="float">
            <text:p>0,00001</text:p>
          </table:table-cell>
          <table:table-cell/>
        </table:table-row>
        <table:table-row table:style-name="ro1">
          <table:table-cell office:value-type="string" calcext:value-type="string">
            <text:p>ESR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t</text:p>
          </table:table-cell>
          <table:table-cell table:formula="of:=[.B9]*([.B20]+1/8/[.B2]/[.D19])" office:value-type="float" office:value="0.00336" calcext:value-type="float">
            <text:p>0,00336</text:p>
          </table:table-cell>
          <table:table-cell table:number-columns-repeated="3"/>
        </table:table-row>
      </table:table>
      <table:table table:name="RT929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.00.0000</text:date>, <text:time style:data-style-name="N2" text:time-value="23:39:43.01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31:40.776000000</meta:creation-date>
    <dc:date>2019-06-27T23:48:07.294000000</dc:date>
    <meta:editing-duration>PT25M42S</meta:editing-duration>
    <meta:editing-cycles>6</meta:editing-cycles>
    <meta:generator>LibreOffice/5.1.3.2$Windows_X86_64 LibreOffice_project/644e4637d1d8544fd9f56425bd6cec110e49301b</meta:generator>
    <meta:document-statistic meta:table-count="2" meta:cell-count="39" meta:object-count="0"/>
  </office:meta>
</office:document-meta>
</file>